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1533" officeooo:paragraph-rsid="00091533"/>
    </style:style>
    <style:style style:name="P2" style:family="paragraph" style:parent-style-name="Standard">
      <style:text-properties style:text-underline-style="none" officeooo:rsid="00091533" officeooo:paragraph-rsid="00091533"/>
    </style:style>
    <style:style style:name="P3" style:family="paragraph" style:parent-style-name="Standard">
      <style:text-properties style:text-underline-style="none" officeooo:rsid="00096a7d" officeooo:paragraph-rsid="00096a7d"/>
    </style:style>
    <style:style style:name="P4" style:family="paragraph" style:parent-style-name="Standard">
      <style:text-properties style:text-underline-style="none" officeooo:rsid="00096f2d" officeooo:paragraph-rsid="00096f2d"/>
    </style:style>
    <style:style style:name="P5" style:family="paragraph" style:parent-style-name="Standard">
      <style:text-properties style:text-underline-style="none" fo:font-weight="bold" officeooo:rsid="00096f2d" officeooo:paragraph-rsid="00096f2d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d43f6" officeooo:paragraph-rsid="001d43f6" style:font-weight-asian="bold" style:font-weight-complex="bold"/>
    </style:style>
    <style:style style:name="P7" style:family="paragraph" style:parent-style-name="Standard">
      <style:text-properties style:text-underline-style="none" officeooo:rsid="001d43f6" officeooo:paragraph-rsid="001d43f6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0dc17d" fo:background-color="#fffffe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110dd" fo:background-color="#fffffe"/>
    </style:style>
    <style:style style:name="P11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16ba5" fo:background-color="#fffffe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b98fb" officeooo:paragraph-rsid="000b98fb" fo:background-color="#fffffe"/>
    </style:style>
    <style:style style:name="P13" style:family="paragraph" style:parent-style-name="Standard">
      <style:text-properties fo:color="#000000" style:font-name="Droid Sans Mono" fo:font-size="10.5pt" fo:font-weight="normal" officeooo:paragraph-rsid="00096f2d" fo:background-color="#fffffe"/>
    </style:style>
    <style:style style:name="P14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dc17d" officeooo:paragraph-rsid="000dc17d" fo:background-color="#fffffe"/>
    </style:style>
    <style:style style:name="P1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2cc55" officeooo:paragraph-rsid="0012cc55" fo:background-color="#fffffe"/>
    </style:style>
    <style:style style:name="P16" style:family="paragraph" style:parent-style-name="Standard">
      <style:text-properties fo:color="#000000" style:font-name="Droid Sans Mono" fo:font-size="10.5pt" style:text-underline-style="none" fo:font-weight="normal" officeooo:rsid="00091533" officeooo:paragraph-rsid="00091533" fo:background-color="#fffffe"/>
    </style:style>
    <style:style style:name="P17" style:family="paragraph" style:parent-style-name="Standard">
      <style:text-properties fo:color="#000000" style:font-name="Droid Sans Mono" fo:font-size="10.5pt" style:text-underline-style="none" fo:font-weight="normal" officeooo:rsid="00096f2d" officeooo:paragraph-rsid="00096f2d" fo:background-color="#fffffe"/>
    </style:style>
    <style:style style:name="P18" style:family="paragraph" style:parent-style-name="Standard">
      <style:text-properties fo:color="#000000" style:font-name="Droid Sans Mono" fo:font-size="10.5pt" style:text-underline-style="none" fo:font-weight="normal" officeooo:rsid="001d43f6" officeooo:paragraph-rsid="001d43f6" fo:background-color="#fffffe"/>
    </style:style>
    <style:style style:name="P19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e" style:font-weight-asian="bold" style:font-weight-complex="bold"/>
    </style:style>
    <style:style style:name="P20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0b98fb" officeooo:paragraph-rsid="000b98fb" fo:background-color="#fffffe" style:font-weight-asian="bold" style:font-weight-complex="bold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0dc17d" officeooo:paragraph-rsid="000dc17d" fo:background-color="#fffffe" style:font-weight-asian="bold" style:font-weight-complex="bold"/>
    </style:style>
    <style:style style:name="P22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1110dd" officeooo:paragraph-rsid="001110dd" fo:background-color="#fffffe" style:font-weight-asian="bold" style:font-weight-complex="bold"/>
    </style:style>
    <style:style style:name="P23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12cc55" officeooo:paragraph-rsid="0012cc55" fo:background-color="#fffffe" style:font-weight-asian="bold" style:font-weight-complex="bold"/>
    </style:style>
    <style:style style:name="P24" style:family="paragraph" style:parent-style-name="Standard">
      <style:paragraph-properties style:line-height-at-least="0.198in"/>
    </style:style>
    <style:style style:name="P25" style:family="paragraph" style:parent-style-name="Standard">
      <style:paragraph-properties style:line-height-at-least="0.198in"/>
      <style:text-properties fo:color="#aaaaaa" style:font-name="Droid Sans Mono" fo:font-size="10.5pt" fo:font-weight="normal" fo:background-color="#fffffe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officeooo:rsid="00091533" officeooo:paragraph-rsid="00091533"/>
    </style:style>
    <style:style style:name="P27" style:family="paragraph" style:parent-style-name="Text_20_body">
      <style:text-properties fo:color="#000000" style:font-name="Droid Sans Mono" fo:font-size="10.5pt" fo:font-weight="normal" officeooo:rsid="00186ae5" officeooo:paragraph-rsid="00186ae5" fo:background-color="#fffffe"/>
    </style:style>
    <style:style style:name="P28" style:family="paragraph" style:parent-style-name="Preformatted_20_Text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2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7f7f7" fo:padding="0in" fo:border="none"/>
    </style:style>
    <style:style style:name="P3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31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  <style:text-properties officeooo:paragraph-rsid="00141315"/>
    </style:style>
    <style:style style:name="P32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  <style:text-properties officeooo:paragraph-rsid="0015030b"/>
    </style:style>
    <style:style style:name="P33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d43f6"/>
    </style:style>
    <style:style style:name="P34" style:family="paragraph" style:parent-style-name="Standard">
      <style:paragraph-properties style:line-height-at-least="0.198in"/>
      <style:text-properties fo:color="#000000" style:font-name="Droid Sans Mono" fo:font-size="10.5pt" style:text-underline-style="none" fo:font-weight="bold" officeooo:rsid="000ca56e" officeooo:paragraph-rsid="000ca56e" fo:background-color="#fffffe" style:font-weight-asian="bold" style:font-weight-complex="bold"/>
    </style:style>
    <style:style style:name="P3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36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37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rsid="00186ae5" officeooo:paragraph-rsid="00186ae5" fo:background-color="#fffffe"/>
    </style:style>
    <style:style style:name="P38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rsid="001b5968" officeooo:paragraph-rsid="001b5968" fo:background-color="#fffffe"/>
    </style:style>
    <style:style style:name="P39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rsid="001cbe55" officeooo:paragraph-rsid="001cbe55" fo:background-color="#fffffe"/>
    </style:style>
    <style:style style:name="P40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rsid="001d33f3" officeooo:paragraph-rsid="001d33f3" fo:background-color="#fffffe"/>
    </style:style>
    <style:style style:name="P41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da9b4" officeooo:paragraph-rsid="001da9b4" fo:background-color="#fffffe"/>
    </style:style>
    <style:style style:name="P42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da9b4" officeooo:paragraph-rsid="001da9b4" fo:background-color="#fffffe" style:font-weight-asian="bold" style:font-weight-complex="bold"/>
    </style:style>
    <style:style style:name="P43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1da9b4" officeooo:paragraph-rsid="001da9b4" fo:background-color="#fffffe" style:font-weight-asian="bold" style:font-weight-complex="bold"/>
    </style:style>
    <style:style style:name="P44" style:family="paragraph" style:parent-style-name="Standard">
      <style:paragraph-properties style:line-height-at-least="0.198in"/>
      <style:text-properties fo:color="#0000ff" style:font-name="Droid Sans Mono" fo:font-size="10.5pt" style:text-underline-style="none" fo:font-weight="normal" officeooo:rsid="00096f2d" fo:background-color="#fffffe"/>
    </style:style>
    <style:style style:name="P45" style:family="paragraph" style:parent-style-name="Standard">
      <style:paragraph-properties style:line-height-at-least="0.2083in"/>
      <style:text-properties fo:color="#9cdcfe" style:font-name="Droid Sans Mono" fo:font-size="11.25pt" fo:font-weight="normal" fo:background-color="#1e1e1e"/>
    </style:style>
    <style:style style:name="P46" style:family="paragraph" style:parent-style-name="Text_20_body" style:list-style-name="L1">
      <style:text-properties fo:color="#000000" style:font-name="Droid Sans Mono" fo:font-size="10.5pt" fo:font-weight="normal" officeooo:rsid="00186ae5" officeooo:paragraph-rsid="00186ae5" fo:background-color="#fffffe"/>
    </style:style>
    <style:style style:name="T1" style:family="text">
      <style:text-properties fo:color="#0000ff"/>
    </style:style>
    <style:style style:name="T2" style:family="text">
      <style:text-properties fo:color="#0000ff" officeooo:rsid="000a8e1e"/>
    </style:style>
    <style:style style:name="T3" style:family="text">
      <style:text-properties fo:color="#0000ff" style:text-underline-style="none" officeooo:rsid="00096f2d"/>
    </style:style>
    <style:style style:name="T4" style:family="text">
      <style:text-properties fo:color="#0000ff" officeooo:rsid="000dc17d"/>
    </style:style>
    <style:style style:name="T5" style:family="text">
      <style:text-properties fo:color="#0000ff" officeooo:rsid="001110dd"/>
    </style:style>
    <style:style style:name="T6" style:family="text">
      <style:text-properties fo:color="#008080"/>
    </style:style>
    <style:style style:name="T7" style:family="text">
      <style:text-properties fo:color="#a31515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092d4d" fo:background-color="#fff200" loext:char-shading-value="0"/>
    </style:style>
    <style:style style:name="T10" style:family="text">
      <style:text-properties fo:color="#09885a"/>
    </style:style>
    <style:style style:name="T11" style:family="text">
      <style:text-properties fo:color="#aaaaaa"/>
    </style:style>
    <style:style style:name="T12" style:family="text">
      <style:text-properties fo:color="#aaaaaa" officeooo:rsid="000dc17d"/>
    </style:style>
    <style:style style:name="T13" style:family="text">
      <style:text-properties style:text-underline-style="none" officeooo:rsid="00096f2d"/>
    </style:style>
    <style:style style:name="T14" style:family="text">
      <style:text-properties officeooo:rsid="000dc17d"/>
    </style:style>
    <style:style style:name="T15" style:family="text">
      <style:text-properties officeooo:rsid="001110dd"/>
    </style:style>
    <style:style style:name="T16" style:family="text">
      <style:text-properties fo:font-variant="normal" fo:text-transform="none" fo:color="#a71d5d" style:font-name="Menlo" fo:font-size="9.75pt" fo:letter-spacing="normal" fo:font-style="normal" fo:font-weight="normal" fo:background-color="transparent" loext:char-shading-value="0" loext:padding="0in" loext:border="none"/>
    </style:style>
    <style:style style:name="T17" style:family="text">
      <style:text-properties fo:font-variant="normal" fo:text-transform="none" fo:color="#a71d5d" style:font-name="Menlo" fo:font-size="9.75pt" fo:letter-spacing="normal" fo:font-style="normal" fo:font-weight="normal" officeooo:rsid="00141315" fo:background-color="transparent" loext:char-shading-value="0" loext:padding="0in" loext:border="none"/>
    </style:style>
    <style:style style:name="T18" style:family="text">
      <style:text-properties fo:font-variant="normal" fo:text-transform="none" fo:color="#a71d5d" style:font-name="Menlo" fo:font-size="9.75pt" fo:letter-spacing="normal" fo:font-style="normal" fo:background-color="transparent" loext:char-shading-value="0" loext:padding="0in" loext:border="none"/>
    </style:style>
    <style:style style:name="T19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20" style:family="text">
      <style:text-properties fo:font-variant="normal" fo:text-transform="none" fo:color="#333333" style:font-name="Menlo" fo:font-size="9.75pt" fo:letter-spacing="normal" fo:font-style="normal" fo:font-weight="normal" officeooo:rsid="00141315" fo:background-color="transparent" loext:char-shading-value="0" loext:padding="0in" loext:border="none"/>
    </style:style>
    <style:style style:name="T21" style:family="text">
      <style:text-properties fo:font-variant="normal" fo:text-transform="none" fo:color="#333333" style:font-name="Menlo" fo:font-size="9.75pt" fo:letter-spacing="normal" fo:font-style="normal" fo:background-color="transparent" loext:char-shading-value="0" loext:padding="0in" loext:border="none"/>
    </style:style>
    <style:style style:name="T22" style:family="text"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normal" officeooo:rsid="00141315" fo:background-color="transparent" loext:char-shading-value="0" loext:padding="0in" loext:border="none"/>
    </style:style>
    <style:style style:name="T23" style:family="text"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normal" officeooo:rsid="0015030b" fo:background-color="transparent" loext:char-shading-value="0" loext:padding="0in" loext:border="none"/>
    </style:style>
    <style:style style:name="T24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25" style:family="text">
      <style:text-properties fo:font-variant="normal" fo:text-transform="none" fo:color="#df5000" style:font-name="Menlo" fo:font-size="9.75pt" fo:letter-spacing="normal" fo:font-style="normal" fo:font-weight="normal" fo:background-color="transparent" loext:char-shading-value="0" loext:padding="0in" loext:border="none"/>
    </style:style>
    <style:style style:name="T26" style:family="text">
      <style:text-properties fo:font-weight="bold" officeooo:rsid="0015030b" style:font-weight-asian="bold" style:font-weight-complex="bold"/>
    </style:style>
    <style:style style:name="T27" style:family="text">
      <style:text-properties officeooo:rsid="001a5dfd"/>
    </style:style>
    <style:style style:name="T28" style:family="text">
      <style:text-properties officeooo:rsid="001b5968"/>
    </style:style>
    <style:style style:name="T29" style:family="text">
      <style:text-properties fo:color="#800000"/>
    </style:style>
    <style:style style:name="T30" style:family="text">
      <style:text-properties fo:color="#ff0000"/>
    </style:style>
    <style:style style:name="T31" style:family="text">
      <style:text-properties fo:color="#ff0000" officeooo:rsid="001d43f6"/>
    </style:style>
    <style:style style:name="T32" style:family="text">
      <style:text-properties fo:color="#0451a5"/>
    </style:style>
    <style:style style:name="T33" style:family="text">
      <style:text-properties officeooo:rsid="001da9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UTHY AND FALSY:</text:p>
      <text:p text:style-name="P1"/>
      <text:p text:style-name="P3">=&gt; last name chaina vane first name matra print garne <text:s/>and vice versa without space.</text:p>
      <text:p text:style-name="P1"/>
      <text:p text:style-name="P16"><text:span text:style-name="T1">class</text:span> <text:span text:style-name="T6">Dinglemouse</text:span>{</text:p>
      <text:p text:style-name="P24"/>
      <text:p text:style-name="P8"><text:span text:style-name="T1">constructor</text:span>( firstName, lastName ){</text:p>
      <text:p text:style-name="P8"><text:span text:style-name="T1">this</text:span>.firstName=firstName;</text:p>
      <text:p text:style-name="P8"><text:span text:style-name="T1">this</text:span>.lastName=lastName;</text:p>
      <text:p text:style-name="P8">}</text:p>
      <text:p text:style-name="P8">getFullName(){</text:p>
      <text:p text:style-name="P8"><text:span text:style-name="T1">if</text:span> (!<text:span text:style-name="T1">this</text:span>.lastName) <text:span text:style-name="T1">return</text:span> <text:span text:style-name="T1">this</text:span>.firstName; /<text:span text:style-name="T8">/ <text:s/></text:span><text:span text:style-name="T9">if last name is null or zero <text:s/>or undefined or empty string, it will return first name onnly</text:span></text:p>
      <text:p text:style-name="P8"><text:span text:style-name="T1">else</text:span> <text:span text:style-name="T1">if</text:span>(!<text:span text:style-name="T1">this</text:span>.firstName) <text:span text:style-name="T1">return</text:span> <text:span text:style-name="T1">this</text:span>.lastName;</text:p>
      <text:p text:style-name="P8"><text:span text:style-name="T1">else</text:span> <text:span text:style-name="T1">return</text:span> (<text:span text:style-name="T1">this</text:span>.firstName+<text:span text:style-name="T7">" "</text:span>+<text:span text:style-name="T1">this</text:span>.lastName)</text:p>
      <text:p text:style-name="P8">}</text:p>
      <text:p text:style-name="P8">}</text:p>
      <text:p text:style-name="P24"/>
      <text:p text:style-name="P8"><text:span text:style-name="T1">var</text:span> test=<text:span text:style-name="T1">new</text:span> <text:span text:style-name="T6">Dinglemouse</text:span>(<text:span text:style-name="T7">"Niraja"</text:span>);</text:p>
      <text:p text:style-name="P24"/>
      <text:p text:style-name="P8">console.log(test.getFullName())</text:p>
      <text:p text:style-name="P2"/>
      <text:p text:style-name="P2">___________________________________________________________________________</text:p>
      <text:p text:style-name="P5">sort();</text:p>
      <text:p text:style-name="P5">sorting an array by ascending :</text:p>
      <text:p text:style-name="P5"/>
      <text:p text:style-name="P17"><text:span text:style-name="T1">var</text:span> pend=[<text:span text:style-name="T10">6</text:span>, <text:span text:style-name="T10">6</text:span>, <text:span text:style-name="T10">8</text:span> ,<text:span text:style-name="T10">5</text:span> ,<text:span text:style-name="T10">10</text:span>]</text:p>
      <text:p text:style-name="P24"/>
      <text:p text:style-name="P8"><text:span text:style-name="T1">function</text:span> pendulum(values) {</text:p>
      <text:p text:style-name="P24"/>
      <text:p text:style-name="P8"><text:span text:style-name="T1">var</text:span> sorted=values.sort(<text:span text:style-name="T1">function</text:span>(a, b){</text:p>
      <text:p text:style-name="P8"><text:span text:style-name="T2"><text:tab/></text:span><text:span text:style-name="T1">return</text:span> a-b</text:p>
      <text:p text:style-name="P8">});</text:p>
      <text:p text:style-name="P8"><text:tab/>console.log(sorted)</text:p>
      <text:p text:style-name="P24"/>
      <text:p text:style-name="P8">}</text:p>
      <text:p text:style-name="P8">pendulum(pend);</text:p>
      <text:p text:style-name="P8"/>
      <text:p text:style-name="P8">__________________________________________________________________________________</text:p>
      <text:p text:style-name="P19"/>
      <text:p text:style-name="P20">create array with predefined length</text:p>
      <text:p text:style-name="P12"/>
      <text:p text:style-name="P12"><text:span text:style-name="T1">var</text:span> arr=<text:span text:style-name="T1">new</text:span> <text:span text:style-name="T6">Array</text:span>(<text:span text:style-name="T10">5</text:span>); //creates a new array named arr of length 5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___________________________________________________________________________________-</text:p>
      <text:p text:style-name="P34">Parsing through elements in DOM </text:p>
      <text:p text:style-name="P44"/>
      <text:p text:style-name="P13"><text:span text:style-name="T3">function</text:span><text:span text:style-name="T13"> parseHackers() {</text:span></text:p>
      <text:p text:style-name="P8"><text:span text:style-name="T1">const</text:span> hackers = document.getElementsByClassName(<text:span text:style-name="T7">"hacker"</text:span>);</text:p>
      <text:p text:style-name="P8"/>
      <text:p text:style-name="P24"/>
      <text:p text:style-name="P8"><text:span text:style-name="T1">for</text:span> (<text:span text:style-name="T1">let</text:span> i = <text:span text:style-name="T10">0</text:span>; i &lt; hackers.length; i += <text:span text:style-name="T10">1</text:span>) {</text:p>
      <text:p text:style-name="P8">console.log(<text:span text:style-name="T1">typeof</text:span> hackers[i]); <text:span text:style-name="T11">// prints object</text:span></text:p>
      <text:p text:style-name="P8">console.log(hackers[i]); <text:span text:style-name="T11">// object</text:span></text:p>
      <text:p text:style-name="P8">}</text:p>
      <text:p text:style-name="P8"><text:span text:style-name="T1">const</text:span> converted = <text:span text:style-name="T6">Array</text:span>.<text:span text:style-name="T1">from</text:span>(hackers);</text:p>
      <text:p text:style-name="P25">// now we converted the HTMLCollection to a regular array</text:p>
      <text:p text:style-name="P25">// hence we benefit of Array's method and properties (through Array's prototype)</text:p>
      <text:p text:style-name="P8">converted.forEach(hacker =&gt; console.log(hacker))</text:p>
      <text:p text:style-name="P8"/>
      <text:p text:style-name="P8">}</text:p>
      <text:p text:style-name="P8">_________________________________________________________________________________</text:p>
      <text:p text:style-name="P8"/>
      <text:p text:style-name="P21">The use of Toggle()</text:p>
      <text:p text:style-name="P14"/>
      <text:p text:style-name="P9"><text:span text:style-name="T4">function</text:span><text:span text:style-name="T14"> handleClick(evt) { </text:span><text:span text:style-name="T12">// evt is an implict argument</text:span></text:p>
      <text:p text:style-name="P8"><text:span text:style-name="T1"><text:tab/>const</text:span> element = evt.target || evt.srcElement;</text:p>
      <text:p text:style-name="P8"><text:tab/>console.log(<text:span text:style-name="T7">"yay "</text:span> + element.innerText + <text:span text:style-name="T7">', you have been clicked !!!'</text:span>);</text:p>
      <text:p text:style-name="P8"><text:tab/>element.classList.toggle(<text:span text:style-name="T7">"is-active"</text:span>);</text:p>
      <text:p text:style-name="P8">}</text:p>
      <text:p text:style-name="P8"/>
      <text:p text:style-name="P8"><text:span text:style-name="T1">function</text:span> attachClickEvents(cssSelector) {</text:p>
      <text:p text:style-name="P8"/>
      <text:p text:style-name="P8"><text:span text:style-name="T1"><text:tab/>const</text:span> nodeList = document.querySelectorAll(cssSelector);</text:p>
      <text:p text:style-name="P8"><text:tab/>console.log(nodeList);</text:p>
      <text:p text:style-name="P24"/>
      <text:p text:style-name="P8"><text:tab/>nodeList.forEach(element =&gt; {</text:p>
      <text:p text:style-name="P25"><text:tab/><text:tab/>// element.onclick is the event-listener</text:p>
      <text:p text:style-name="P8"><text:tab/><text:tab/>element.onclick = handleClick;</text:p>
      <text:p text:style-name="P25"><text:tab/><text:tab/>// handleClick is the event-handler</text:p>
      <text:p text:style-name="P8"><text:tab/><text:tab/>});</text:p>
      <text:p text:style-name="P8">}</text:p>
      <text:p text:style-name="P8"/>
      <text:p text:style-name="P8">__________________________________________________________________________________</text:p>
      <text:p text:style-name="P22">Moving Inside DOM</text:p>
      <text:p text:style-name="P22"/>
      <text:p text:style-name="P10"><text:span text:style-name="T5">function</text:span><text:span text:style-name="T15"> moveInsideTheDOMTree(cssSelector) {</text:span></text:p>
      <text:p text:style-name="P8"><text:span text:style-name="T1"><text:tab/>const</text:span> target = document.querySelector(cssSelector);</text:p>
      <text:p text:style-name="P8"><text:span text:style-name="T1"><text:tab/>const</text:span> parent = target.parentElement; <text:span text:style-name="T11">// take care not using .parent</text:span></text:p>
      <text:p text:style-name="P8"><text:span text:style-name="T1"><text:tab/>const</text:span> children = target.children; <text:span text:style-name="T11">// take care not using .parent</text:span></text:p>
      <text:p text:style-name="P11"><text:span text:style-name="T1"><text:tab/>const</text:span> prevSibling = target.previousElementSibling; <text:span text:style-name="T11">// same hint here (.previousSibling)<text:tab/><text:tab/><text:tab/><text:tab/><text:tab/><text:tab/><text:tab/><text:tab/><text:tab/><text:tab/><text:tab/></text:span></text:p>
      <text:p text:style-name="P8"><text:span text:style-name="T1"><text:tab/>const</text:span> nextSibling = target.nextElementSibling; <text:span text:style-name="T11">// same hint here (.nextSibling)</text:span></text:p>
      <text:p text:style-name="P8">}</text:p>
      <text:p text:style-name="P15"><text:soft-page-break/>______________________________________________________________________________________</text:p>
      <text:p text:style-name="P23">filter() <text:s/>- returns an array</text:p>
      <text:p text:style-name="P28"><text:span text:style-name="Source_20_Text"><text:span text:style-name="T18">const</text:span></text:span><text:span text:style-name="Source_20_Text"><text:span text:style-name="T21"> numbers = [1, 2, 3, 4, 5, 6, 7, 8];</text:span></text:span></text:p>
      <text:p text:style-name="P30"/>
      <text:p text:style-name="P30"><text:span text:style-name="Source_20_Text"><text:span text:style-name="T16">const</text:span></text:span><text:span text:style-name="Source_20_Text"><text:span text:style-name="T19"> evens = numbers.filter(</text:span></text:span><text:span text:style-name="Source_20_Text"><text:span text:style-name="T16">function</text:span></text:span><text:span text:style-name="Source_20_Text"><text:span text:style-name="T19">(singleNumber) {</text:span></text:span></text:p>
      <text:p text:style-name="P30"><text:span text:style-name="Source_20_Text"><text:span text:style-name="T24"><text:s text:c="2"/></text:span></text:span><text:span text:style-name="Source_20_Text"><text:span text:style-name="T16">return</text:span></text:span><text:span text:style-name="Source_20_Text"><text:span text:style-name="T19"> singleNumber % 2 === 0;</text:span></text:span></text:p>
      <text:p text:style-name="P30"><text:span text:style-name="Source_20_Text"><text:span text:style-name="T19">});</text:span></text:span></text:p>
      <text:p text:style-name="P30"><text:span text:style-name="Source_20_Text"><text:span text:style-name="T19">console.log(evens);</text:span></text:span></text:p>
      <text:p text:style-name="P30"><text:span text:style-name="Source_20_Text"><text:span text:style-name="T19"/></text:span></text:p>
      <text:p text:style-name="P31"><text:span text:style-name="Source_20_Text"><text:span text:style-name="T22">with fat arrow</text:span></text:span></text:p>
      <text:p text:style-name="P31"><text:span text:style-name="Source_20_Text"><text:span text:style-name="T17">const</text:span></text:span><text:span text:style-name="Source_20_Text"><text:span text:style-name="T20"> evens = numbers.filter(singleNumber =&gt; singleNumber % 2 === 0);</text:span></text:span></text:p>
      <text:p text:style-name="Text_20_body">____________________________________________________________________<text:line-break/><text:span text:style-name="T26">map() </text:span></text:p>
      <text:p text:style-name="P29"><text:span text:style-name="Source_20_Text"><text:span text:style-name="T16">const</text:span></text:span><text:span text:style-name="Source_20_Text"><text:span text:style-name="T19"> foods = [</text:span></text:span><text:span text:style-name="Source_20_Text"><text:span text:style-name="T25">"Pizza"</text:span></text:span><text:span text:style-name="Source_20_Text"><text:span text:style-name="T19">, </text:span></text:span><text:span text:style-name="Source_20_Text"><text:span text:style-name="T25">"Ice Cream"</text:span></text:span><text:span text:style-name="Source_20_Text"><text:span text:style-name="T19">, </text:span></text:span><text:span text:style-name="Source_20_Text"><text:span text:style-name="T25">"Salad"</text:span></text:span><text:span text:style-name="Source_20_Text"><text:span text:style-name="T19">, </text:span></text:span><text:span text:style-name="Source_20_Text"><text:span text:style-name="T25">"Oranges"</text:span></text:span><text:span text:style-name="Source_20_Text"><text:span text:style-name="T19">, </text:span></text:span><text:span text:style-name="Source_20_Text"><text:span text:style-name="T25">"Sushi"</text:span></text:span><text:span text:style-name="Source_20_Text"><text:span text:style-name="T19">];</text:span></text:span></text:p>
      <text:p text:style-name="P30"/>
      <text:p text:style-name="P30"><text:span text:style-name="Source_20_Text"><text:span text:style-name="T16">const</text:span></text:span><text:span text:style-name="Source_20_Text"><text:span text:style-name="T19"> capsFoods = foods.map(</text:span></text:span><text:span text:style-name="Source_20_Text"><text:span text:style-name="T16">function</text:span></text:span><text:span text:style-name="Source_20_Text"><text:span text:style-name="T19">(singleFood) {</text:span></text:span></text:p>
      <text:p text:style-name="P30"><text:span text:style-name="Source_20_Text"><text:span text:style-name="T24"><text:s text:c="2"/></text:span></text:span><text:span text:style-name="Source_20_Text"><text:span text:style-name="T16">return</text:span></text:span><text:span text:style-name="Source_20_Text"><text:span text:style-name="T19"> singleFood.toUpperCase();</text:span></text:span></text:p>
      <text:p text:style-name="P30"><text:span text:style-name="Source_20_Text"><text:span text:style-name="T19">});</text:span></text:span></text:p>
      <text:p text:style-name="P30"><text:span text:style-name="Source_20_Text"><text:span text:style-name="T19">console.log(capsFoods); </text:span></text:span></text:p>
      <text:p text:style-name="P30"><text:span text:style-name="Source_20_Text"><text:span text:style-name="T19"/></text:span></text:p>
      <text:p text:style-name="P32"><text:span text:style-name="Source_20_Text"><text:span text:style-name="T23">with fat arrow</text:span></text:span></text:p>
      <text:p text:style-name="P29"><text:span text:style-name="Source_20_Text"><text:span text:style-name="T16">const</text:span></text:span><text:span text:style-name="Source_20_Text"><text:span text:style-name="T19"> capsFoods = foods.map(singleFood =&gt; singleFood.toUpperCase());</text:span></text:span></text:p>
      <text:p text:style-name="P33"><text:span text:style-name="Source_20_Text"><text:span text:style-name="T19">console.log(capsFoods);</text:span></text:span></text:p>
      <text:p text:style-name="P27">css class selectors</text:p>
      <text:list xml:id="list3844045009" text:style-name="L1">
        <text:list-item>
          <text:p text:style-name="P46">.intro <text:tab/><text:tab/><text:tab/>– selects all elements with class=”intro”</text:p>
        </text:list-item>
        <text:list-item>
          <text:p text:style-name="P37">#intro<text:tab/><text:tab/><text:tab/>- selects all elements with id=”intro”</text:p>
        </text:list-item>
        <text:list-item>
          <text:p text:style-name="P37">.class1.class2<text:tab/>- <text:s/>selects all elements with class name “class1” and “class2”</text:p>
        </text:list-item>
        <text:list-item>
          <text:p text:style-name="P36">.<text:span text:style-name="T27">class1 .class2<text:tab/>- selects all elements named class2 inside class1 <text:s/></text:span></text:p>
        </text:list-item>
        <text:list-item>
          <text:p text:style-name="P36">*<text:tab/><text:tab/><text:tab/>- <text:span text:style-name="T28">selects all elements</text:span></text:p>
        </text:list-item>
        <text:list-item>
          <text:p text:style-name="P38">div,p<text:tab/><text:tab/><text:tab/>- selects all div elements and all p elements</text:p>
        </text:list-item>
        <text:list-item>
          <text:p text:style-name="P38">div p<text:tab/><text:tab/><text:tab/>- selects all p inside div </text:p>
        </text:list-item>
        <text:list-item>
          <text:p text:style-name="P39">div &gt;p<text:tab/><text:tab/><text:tab/>-selects all p elements where the parent is a div element</text:p>
        </text:list-item>
        <text:list-item>
          <text:p text:style-name="P40">div+p<text:tab/><text:tab/><text:tab/>- ??</text:p>
        </text:list-item>
      </text:list>
      <text:p text:style-name="P14"/>
      <text:p text:style-name="P4"/>
      <text:p text:style-name="P26"/>
      <text:p text:style-name="P2"/>
      <text:p text:style-name="P6">push()</text:p>
      <text:p text:style-name="P7"/>
      <text:p text:style-name="P18"><text:span text:style-name="T29">arr.push</text:span>(“<text:span text:style-name="T29">niraja</text:span>”);</text:p>
      <text:p text:style-name="P8"><text:span text:style-name="T29">users.push</text:span>({<text:span text:style-name="T30">na</text:span><text:span text:style-name="T31">m</text:span><text:span text:style-name="T30">e:</text:span> “<text:span text:style-name="T32">foo</text:span>”});</text:p>
      <text:p text:style-name="P8"/>
      <text:p text:style-name="P8"/>
      <text:p text:style-name="P8"/>
      <text:p text:style-name="P8">__________________________________________________________________________</text:p>
      <text:p text:style-name="P8"/>
      <text:p text:style-name="P43"><text:soft-page-break/>joining two arrays</text:p>
      <text:p text:style-name="P43"/>
      <text:p text:style-name="P42"><text:span text:style-name="T1">var</text:span> temp1=[1,2,3];</text:p>
      <text:p text:style-name="P8"><text:span text:style-name="T1">var</text:span> temp2=[<text:span text:style-name="T33">4,5,6</text:span>];</text:p>
      <text:p text:style-name="P43"/>
      <text:p text:style-name="P41"/>
      <text:p text:style-name="P41"><text:span text:style-name="T1">let</text:span> final=temp1.concat(temp2);</text:p>
      <text:p text:style-name="P41"/>
      <text:p text:style-name="P41"/>
      <text:p text:style-name="P8"/>
      <text:p text:style-name="P7"/>
      <text:p text:style-name="P45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09:08:02.394895117</meta:creation-date>
    <dc:date>2019-08-18T18:21:40.171492496</dc:date>
    <meta:editing-duration>PT3H14M30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454" meta:character-count="3974" meta:non-whitespace-character-count="3569"/>
  </office:meta>
</office:document-meta>
</file>